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text-line-through-style="solid"/>
    </style:style>
    <style:style style:name="P3" style:family="paragraph" style:parent-style-name="Standard" style:master-page-name="Standard">
      <style:paragraph-properties fo:margin-top="0.0693in" fo:margin-bottom="0.0693in" fo:line-height="100%" style:page-number="auto"/>
      <style:text-properties style:text-line-through-style="solid"/>
    </style:style>
    <style:style style:name="P4" style:family="paragraph" style:parent-style-name="Standard">
      <style:text-properties style:text-line-through-style="solid"/>
    </style:style>
    <style:style style:name="P5" style:family="paragraph" style:parent-style-name="Standard">
      <style:text-properties style:text-line-through-style="solid" fo:font-weight="bold" style:font-weight-asian="bold"/>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ASAP-after-</text:span><text:bookmark text:name="_GoBack"/><text:span text:style-name="T2">school arts program “I am a Super-Hero Too!”<text:line-break/></text:span><text:span text:style-name="T1"><text:line-break/> I am beginning a new Art Enrichment program in the CSRA for after school arts. This program consists of teaching young artists how to draw and create their own comic books as well. <text:line-break/> <text:s text:c="4"/>This is a 12-week arts program that teaches the basic skills to drawing characters and backgrounds as well as storytelling 101. At the same time each child will learn about themselves and how to build their own self-confidence, and not to bully others in a positive atmosphere.<text:line-break/> <text:s text:c="4"/>The next 12-week program completes the school year as the children start learning the fundamental tools of the computer art graphics programs to help create numerous comic books for themselves. They will also start to learn the business side of the art industry.<text:line-break/>This is well rounded program that no parent would want to pass up.</text:span></text:p>
      <text:p text:style-name="P5">Art the Artist Abdon-What are my Credentials?</text:p>
      <text:p text:style-name="P2">(fill in resume later)</text:p>
      <text:p text:style-name="P5">Why is the arts important?</text:p>
      <text:p text:style-name="P2">Art and visual design plays an important part today. Artists, designers, architects, and engineers all play a role on how we view the world. Computers and mobile devices became more accessible when visual designers created icons, apps, symbols, and images to help associate words with pictures.<text:line-break/>Art helps stimulate the brain.<text:line-break/>Art is therapeutic when it comes to relaxing and needing a form of release. <text:s/><text:line-break/>There are many other reasons the arts can help children and adults, and you can probably google them yourself.<text:line-break/>The arts can also help build some important leadership skills. (loyalty, discipline, respect, selflessness, honesty, integrity, and fortitude)</text:p>
      <text:p text:style-name="P5">My Own Heart for the ARTS</text:p>
      <text:p text:style-name="P2">My desire is for every child to enjoy drawing and being creative on their own (and be just like me). I want them to see themselves in a positive light. I know how kids can be sometimes. I also had my struggles growing up and I could face the challenges in my own way. One of my challenges was being partially colorblind, called green-red colorblindness. I did the best I could growing up and always asked someone close for help. So, even when children go through struggles, they can image these struggles as villains and handle them in an appropriate way. </text:p>
      <text:p text:style-name="P5">My Anti-Bullying Challenge</text:p>
      <text:p text:style-name="P2">Children need to be able to express themselves through good communication with others. Our children can learn to help each other, especially when their peers are going through problems. They should be able to share their ideas, thoughts, and values without feeling ashamed. This also means NOT to bully others, and to not be bullied by others either. Children should be able to stand up for their friends and themselves against bullying, and let the surrounding adults know when this is going on in the schools or where ever. We may never stop all bullying or children from hurting one another, but I know we can do something. My hope is that with my help and with other parents’ help, we can help grow our children to be creative and express themselves to others in a caring way.</text:p>
      <text:p text:style-name="P2"><text:s/>Please consider enrolling your child into this arts program.</text:p>
      <text:p text:style-name="P1"><text:soft-page-break/></text:p>
      <text:p text:style-name="P5">What are different ways we will be teaching our children how to draw?</text:p>
      <text:p text:style-name="P2"><text:span text:style-name="T1">•</text:span>Gesture Drawing Pencil<text:tab/><text:span text:style-name="T1">•</text:span>Sketching<text:tab/><text:span text:style-name="T1">•</text:span>Non-Photo Blue/Construction lines<text:tab/><text:span text:style-name="T1">•</text:span>Tracing paper<text:tab/></text:p>
      <text:p text:style-name="P2"><text:span text:style-name="T1">•Child’s </text:span>own style of drawing<text:tab/><text:span text:style-name="T1">•</text:span>Cartooning<text:tab/><text:span text:style-name="T1">•</text:span>Pen and ink<text:tab/></text:p>
      <text:p text:style-name="P2"><text:span text:style-name="T1">•</text:span>Color Pencils<text:tab/><text:tab/><text:span text:style-name="T1">•</text:span>Markers<text:tab/></text:p>
      <text:p text:style-name="P2">*(<text:span text:style-name="T1">•</text:span>Painting<text:tab/><text:span text:style-name="T1">•</text:span>Charcoal<text:tab/><text:span text:style-name="T1">•</text:span>Spray Paint)</text:p>
      <text:p text:style-name="P5">Description: What will the children learn under this arts program while creating their comic book<text:tab/></text:p>
      <text:p text:style-name="P2">Gesture Drawing Pencil<text:tab/>-free hand strokes with little thought or precision.<text:tab/>(Wk 1-2)</text:p>
      <text:p text:style-name="P2">Sketching <text:s text:c="2"/>-getting a rough idea of what you want your image to look like<text:tab/>(Wk 1-2)</text:p>
      <text:p text:style-name="P2">Construction Lines <text:s text:c="2"/>-light lines for placing concept and ideas on paper <text:tab/><text:tab/>(Wk 1-2)</text:p>
      <text:p text:style-name="P2">Tracing paper<text:tab/>-paper used for following lines or outlines to recreate shapes or pictures<text:tab/>(Wk 1-2)</text:p>
      <text:p text:style-name="P2">Child’s own style of drawing <text:s text:c="2"/>-creating your own ideas from your imagination <text:tab/>(Wk 3-4)</text:p>
      <text:p text:style-name="P2">Cartooning <text:s text:c="2"/>-abstract drawing or resemblance of characters that don’t necessarily look realistic (Wk 3-4)</text:p>
      <text:p text:style-name="P2">Pen and ink <text:s text:c="2"/>-dark bold lines, with various thickness to complete images <text:tab/> (Wk 3-4-5-6-7-8)</text:p>
      <text:p text:style-name="P2">Color Pencils <text:s/>-filling in shapes with color, tones, and shades<text:tab/><text:tab/><text:tab/>(Wk 5-6)</text:p>
      <text:p text:style-name="P2">Markers <text:s/>-using broad tip markers to fill in or color black and white images <text:tab/>(Wk 5-6-7-8)</text:p>
      <text:p text:style-name="P2">Computer Graphics Lessons, along with completing their comic book<text:tab/><text:tab/>(Wk 9-12)<text:line-break/> </text:p>
      <text:p text:style-name="P2">*We will talk about importance of last 3, but not in application</text:p>
      <text:p text:style-name="P2">Painting<text:tab/>-use of oils or acrylic colors to paint image on board or canvas<text:tab/> (Wk 9)</text:p>
      <text:p text:style-name="P2">Charcoal<text:tab/>-using chalky or powder form to create images<text:tab/><text:tab/><text:tab/>(Wk 10)</text:p>
      <text:p text:style-name="P2">Spray Paint<text:tab/>-using aerosol to create images onto a surface<text:tab/><text:tab/><text:tab/>(Wk 11)</text:p>
      <text:p text:style-name="Standard"/>
      <text:p text:style-name="P2"><text:span text:style-name="T3">After School Arts Program-The children will also be taught under this arts program</text:span> <text:line-break/>(1-2 hours each week)</text:p>
      <text:p text:style-name="P2">Wk 1-2<text:tab/>Drawing basics/problem solving &amp; communicating<text:line-break/>Wk 3-4<text:tab/>Character Development, storytelling (in different universes)/ building self-esteem<text:line-break/>Wk 5-6<text:tab/>Story boarding Comic books/No one can do it all alone, It takes a team to get the job done<text:line-break/>Wk 7-8<text:tab/>Creating Perspective /How to talk about your ideas<text:line-break/>Wk 9-10 Create their own comic book/Speak to present their comic book<text:line-break/> (start getting exposed to computer graphics programs)<text:line-break/>Wk 11-12 Finish comic book/ Give Presentation</text:p>
      <text:p text:style-name="P5"><text:soft-page-break/>After School Arts Program-The children will also be taught under this arts program</text:p>
      <text:p text:style-name="P2">The Next 12 wk program (Wk 13-24) <text:line-break/><text:span text:style-name="T1">The children start learning the fundamental tools of the computer art/graphics programs to help create numerous comic books for themselves. They will also start to learn the business side of the art industry.</text:span></text:p>
      <text:p text:style-name="P2"/>
      <text:p text:style-name="P5">Testimonials:</text:p>
      <text:p text:style-name="P2">-Parent 1: (fill in later)</text:p>
      <text:p text:style-name="P2">-Parent 2: (fill in later)</text:p>
      <text:p text:style-name="P2">-Parent 3: (fill in later)<text:line-break/></text:p>
      <text:p text:style-name="P5">References:</text:p>
      <text:p text:style-name="P2">1.Travis Wright-(fill in later)</text:p>
      <text:p text:style-name="P2">2.Anthony Carter-(fill in later)</text:p>
      <text:p text:style-name="P2">3.Xavier Jones-(fill in later)</text:p>
      <text:p text:style-name="P2">4.Desmond Jones-(fill in later)</text:p>
      <text:p text:style-name="P2">5.Roger Evans-(fill in la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thur Abdon</meta:initial-creator>
    <dc:creator>Greg Slavens</dc:creator>
    <meta:editing-cycles>18</meta:editing-cycles>
    <meta:creation-date>2018-04-16T01:42:00</meta:creation-date>
    <dc:date>2018-04-17T11:23:56.67</dc:date>
    <meta:editing-duration>PT2H7M23S</meta:editing-duration>
    <meta:generator>OpenOffice/4.1.5$Win32 OpenOffice.org_project/415m1$Build-9789</meta:generator>
    <meta:document-statistic meta:table-count="0" meta:image-count="0" meta:object-count="0" meta:page-count="3" meta:paragraph-count="44" meta:word-count="946" meta:character-count="57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